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0197" officeooo:paragraph-rsid="000701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ttitudes towards termination for fetal abnormality: comparisons in three European countries (Drake, Reid, Marteau, 1996).</text:p>
      <text:p text:style-name="P1"/>
      <text:p text:style-name="P1">I. Attitudes towards termination of pregnancy for ‘social’ reasons were assessed using a series of statements for which respondents were asked to indicate on a five-point scale the extent to which</text:p>
      <text:p text:style-name="P1">they agreed or disagreed. For the health professionals these statements were:</text:p>
      <text:p text:style-name="P1"/>
      <text:p text:style-name="P1">1. A woman should have an unqualified right to abortion before fetal viability.</text:p>
      <text:p text:style-name="P1">2. Parents should not have the right to abortion if the sex of the fetus is not desired.</text:p>
      <text:p text:style-name="P1"/>
      <text:p text:style-name="P1">For the lay samples, these statements were</text:p>
      <text:p text:style-name="P1">1. A woman should have the right to an abortion before 24 weeks</text:p>
      <text:p text:style-name="P1">2. Parents should not have the right to abortion if they do not want a baby of that sex.</text:p>
      <text:p text:style-name="P1"/>
      <text:p text:style-name="P1">The three response options were:</text:p>
      <text:p text:style-name="P1">1. I would probably have an abortion</text:p>
      <text:p text:style-name="P1">2. I would not have an abortion, but it should be available for others</text:p>
      <text:p text:style-name="P1">3. I would not have an abortion and it should not be available to other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6T22:22:59.983162995</meta:creation-date>
    <dc:date>2017-12-26T22:25:58.953800947</dc:date>
    <meta:editing-duration>PT2M59S</meta:editing-duration>
    <meta:editing-cycles>1</meta:editing-cycles>
    <meta:document-statistic meta:table-count="0" meta:image-count="0" meta:object-count="0" meta:page-count="1" meta:paragraph-count="12" meta:word-count="168" meta:character-count="966" meta:non-whitespace-character-count="809"/>
    <meta:generator>LibreOffice/5.1.6.2$Linux_X86_64 LibreOffice_project/10m0$Build-2</meta:generator>
  </office:meta>
</office:document-meta>
</file>